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-FER AMAZONA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JARDIN KEVIN CHAVEZ GONZÁLEZ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ORNEJO VIENA, DANICA LE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3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CARGUERO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/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54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